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3465a4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4cm" svg:height="3.2cm" svg:x="0cm" svg:y="0cm">
          <text:p text:style-name="P1">Función de</text:p>
          <text:p text:style-name="P1">eliminación de</text:p>
          <text:p text:style-name="P1">Elementos</text:p>
          <text:p text:style-name="P1">antigu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4.6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2cm" svg:height="3.4cm" svg:x="5.4cm" svg:y="0cm">
          <text:p text:style-name="P2">E := Elemento CUSUM</text:p>
          <text:p text:style-name="P2"><text:span text:style-name="T1">t</text:span><text:span text:style-name="T2">0</text:span><text:span text:style-name="T1"> := Marca de tiempo de E</text:span></text:p>
          <text:p text:style-name="P2">L := Lista de CUSUM libres</text:p>
          <text:p text:style-name="P2">U := Lista de CUSUM usado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xml:id="id3" draw:id="id3" draw:layer="layout" svg:width="2.033cm" svg:height="2.032cm" svg:x="8.266cm" svg:y="5.2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2" draw:id="id2">
            <draw:custom-shape draw:style-name="gr3" draw:text-style-name="P1" draw:layer="layout" svg:width="2.032cm" svg:height="2.034cm" svg:x="8.267cm" svg:y="2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498cm" svg:height="2.5cm" svg:x="8.033cm" svg:y="2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1" xml:id="id4" draw:id="id4" draw:layer="layout" svg:width="7.327cm" svg:height="3.17cm" svg:x="1.113cm" svg:y="17.531cm">
            <text:p text:style-name="P1">U.eliminar(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1" draw:id="id1" draw:layer="layout" svg:width="7.411cm" svg:height="6.67cm" svg:x="5.576cm" svg:y="8.816cm">
            <text:p text:style-name="P1">¿ (E = U.last())</text:p>
            <text:p text:style-name="P1">!= NULL ?</text:p>
            <text:p text:style-name="P1">o</text:p>
            <text:p text:style-name="P1">E.timestamp &gt; t<text:span text:style-name="T2">0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6" draw:text-style-name="P1" draw:layer="layout" svg:x1="12.987cm" svg:y1="12.151cm" svg:x2="10.531cm" svg:y2="27.75cm" draw:start-shape="id1" draw:start-glue-point="7" draw:end-shape="id2" draw:end-glue-point="1" svg:d="M12987 12151h501v15599h-2957" svg:viewBox="0 0 2958 15600">
            <text:p text:style-name="P1"><text:s text:c="17"/>No</text:p>
          </draw:connector>
          <draw:connector draw:style-name="gr7" draw:text-style-name="P1" draw:layer="layout" draw:type="line" svg:x1="9.283cm" svg:y1="7.299cm" svg:x2="9.282cm" svg:y2="8.816cm" draw:start-shape="id3" draw:start-glue-point="8" draw:end-shape="id1" draw:end-glue-point="4" svg:d="M9283 7299l-1 1517" svg:viewBox="0 0 2 1518">
            <text:p/>
          </draw:connector>
          <draw:custom-shape draw:style-name="gr5" draw:text-style-name="P1" xml:id="id5" draw:id="id5" draw:layer="layout" svg:width="7.326cm" svg:height="3.168cm" svg:x="1.117cm" svg:y="21.891cm">
            <text:p text:style-name="P1">L.añadir(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draw:type="line" svg:x1="4.776cm" svg:y1="20.701cm" svg:x2="4.78cm" svg:y2="21.891cm" draw:start-shape="id4" draw:start-glue-point="2" draw:end-shape="id5" draw:end-glue-point="0" svg:d="M4776 20701l4 1190" svg:viewBox="0 0 5 1191">
            <text:p/>
          </draw:connector>
          <draw:connector draw:style-name="gr7" draw:text-style-name="P1" draw:layer="layout" svg:x1="8.443cm" svg:y1="23.475cm" svg:x2="9.282cm" svg:y2="15.486cm" draw:start-shape="id5" draw:start-glue-point="1" draw:end-shape="id1" draw:end-glue-point="6" svg:d="M8443 23475h839v-7989" svg:viewBox="0 0 840 7990">
            <text:p/>
          </draw:connector>
          <draw:connector draw:style-name="gr6" draw:text-style-name="P1" draw:layer="layout" svg:x1="5.576cm" svg:y1="12.151cm" svg:x2="4.776cm" svg:y2="17.531cm" draw:start-shape="id1" draw:start-glue-point="5" draw:end-shape="id4" draw:end-glue-point="0" svg:d="M5576 12151h-800v5380" svg:viewBox="0 0 801 5381">
            <text:p text:style-name="P1">Sí <text:s text:c="9"/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StarSymbol" svg:font-family="StarSymbol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1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Numbus Sans L" svg:font-family="'Nu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20:14:49.048488467</meta:creation-date>
    <dc:date>2014-09-08T21:04:21.514230846</dc:date>
    <dc:creator>Eugenio Pérez Martín</dc:creator>
    <meta:editing-duration>PT5H19M16S</meta:editing-duration>
    <meta:editing-cycles>13</meta:editing-cycles>
    <meta:generator>LibreOffice/4.2.5.2$Linux_X86_64 LibreOffice_project/420m0$Build-2</meta:generator>
    <meta:document-statistic meta:object-count="16"/>
  </office:meta>
</office:document-meta>
</file>